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2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pan text:style-name="T1">Goal:</text:span> User receives Geotagged picture and acts upon it</text:p>
      <text:p text:style-name="Standard"><text:span text:style-name="T1">Initial State:</text:span> User arrives at location in which picture is tagged</text:p>
      <text:p text:style-name="Standard"><text:span text:style-name="T1">Final State:</text:span> User checks note and chooses whether to view picture</text:p>
      <text:p text:style-name="Standard"/>
      <text:list xml:id="list630912825" text:style-name="L1">
        <text:list-item>
          <text:p text:style-name="P1">User arrives at a location in which the picture is tagged</text:p>
        </text:list-item>
        <text:list-item>
          <text:p text:style-name="P1">System displays note from the tag</text:p>
        </text:list-item>
        <text:list-item>
          <text:p text:style-name="P1">System prompts user to open tagged picture</text:p>
        </text:list-item>
        <text:list-item>
          <text:p text:style-name="P1">(Assume User declines the prompt)</text:p>
          <text:list>
            <text:list-item>
              <text:p text:style-name="P1">User hits “Don't open” button</text:p>
            </text:list-item>
            <text:list-item>
              <text:p text:style-name="P1">System notifies creator of the tagged picture that it has been declined to be opened</text:p>
            </text:list-item>
            <text:list-item>
              <text:p text:style-name="P1">System saves picture, but removes it from User's list, for this visit</text:p>
            </text:list-item>
          </text:list>
        </text:list-item>
        <text:list-item>
          <text:p text:style-name="P1">(If User accepts)</text:p>
          <text:list>
            <text:list-item>
              <text:p text:style-name="P1">User hits “Open” button</text:p>
            </text:list-item>
            <text:list-item>
              <text:p text:style-name="P1">System displays tagged picture</text:p>
            </text:list-item>
            <text:list-item>
              <text:p text:style-name="P1">User hits “Close” button</text:p>
            </text:list-item>
            <text:list-item>
              <text:p text:style-name="P1">(If User does not hit “Close” button)</text:p>
              <text:list>
                <text:list-item>
                  <text:p text:style-name="P1">System automatically closes the picture upon the User leaving the Activity</text:p>
                </text:list-item>
              </text:list>
            </text:list-item>
            <text:list-item>
              <text:p text:style-name="P1">System removes the tagged picture from User's list</text:p>
            </text:list-item>
          </text:list>
        </text:list-item>
      </text:list>
      <text:p text:style-name="Standard"/>
      <text:p text:style-name="P2">Notes:</text:p>
      <text:list xml:id="list1002432602" text:style-name="L2">
        <text:list-item>
          <text:p text:style-name="P3">User is prompted to open tagged picture to reduce data transmission upon declination</text:p>
        </text:list-item>
        <text:list-item>
          <text:p text:style-name="P3">Question: Should the tagged picture be saved so that if the User return to the location, the application will activate again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mes </meta:initial-creator>
    <meta:creation-date>2011-04-09T23:22:36</meta:creation-date>
    <meta:generator>OpenOffice.org/3.2$Unix OpenOffice.org_project/320m12$Build-9483</meta:generator>
    <dc:date>2011-04-10T01:03:56</dc:date>
    <dc:creator>James </dc:creator>
    <meta:editing-duration>PT01H41M20S</meta:editing-duration>
    <meta:editing-cycles>15</meta:editing-cycles>
    <meta:document-statistic meta:table-count="0" meta:image-count="0" meta:object-count="0" meta:page-count="1" meta:paragraph-count="20" meta:word-count="188" meta:character-count="1032"/>
  </office:meta>
</office:document-meta>
</file>